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6cm" draw:marker-end-width="0.356cm" draw:opacity="0%" draw:textarea-horizontal-align="justify" draw:textarea-vertical-align="middle" draw:auto-grow-height="false" fo:min-height="0cm" fo:min-width="0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svg:stroke-width="0.051cm" svg:stroke-color="#008080" draw:marker-start-width="0.356cm" draw:marker-end-width="0.35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8080" draw:marker-start-width="0.356cm" draw:marker-end-width="0.35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8080" draw:marker-start-width="0.356cm" draw:marker-end-width="0.356cm" draw:fill="solid" draw:fill-color="#9999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11cm" svg:height="6.611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32cm" svg:height="0.337cm" draw:transform="skewX (-0.00890117918517119) rotate (-2.59233753798718) translate (8.438cm 9.1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29cm" svg:x="4.966cm" svg:y="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8cm" svg:height="0.328cm" draw:transform="rotate (-1.82334546955848) translate (7.846cm 7.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9cm" svg:height="0.333cm" draw:transform="rotate (2.23384690962754) translate (6.325cm 7.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334cm" draw:transform="skewX (-0.00296705972839039) rotate (-2.59233753798718) translate (9.886cm 7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3cm" svg:x="7.115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29cm" draw:transform="skewX (-0.00907571211037048) rotate (-1.82334546955848) translate (9.227cm 5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cm" svg:height="0.333cm" draw:transform="skewX (-0.00296705972839035) rotate (0.843168561638461) translate (5.328cm 8.7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28cm" draw:transform="skewX (0.00296705972839035) rotate (2.23384690962754) translate (7.368cm 5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1cm" svg:height="0.333cm" draw:transform="skewX (-0.0150098315671513) rotate (-2.59233753798718) translate (7.41cm 6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31cm" svg:x="4.801cm" svg:y="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29cm" draw:transform="skewX (0.0122173047639603) rotate (-1.82334546955848) translate (4.376cm 8.4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33cm" draw:transform="skewX (0.00296705972839034) rotate (0.843168561638461) translate (5.99cm 6.1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24cm" draw:transform="skewX (0.0153588974175501) rotate (-1.82334546955848) translate (8.338cm 6.2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2cm" svg:height="0.329cm" draw:transform="rotate (-1.82334546955848) translate (8.603cm 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26cm" draw:transform="skewX (-0.00610865238198014) rotate (-1.82334546955848) translate (9.594cm 10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26cm" draw:transform="skewX (0.00925024503556992) rotate (-1.82334546955848) translate (9.993cm 10.9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25cm" draw:transform="skewX (-0.00610865238198016) rotate (-1.82334546955848) translate (6.62cm 10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1cm" svg:height="0.331cm" draw:transform="skewX (-0.00610865238198017) rotate (-1.82334546955848) translate (7.091cm 7.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27cm" draw:transform="skewX (-0.00610865238198017) rotate (-1.82334546955848) translate (8.838cm 9.8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1cm" svg:height="0.327cm" draw:transform="skewX (-0.00925024503556997) rotate (-1.82334546955848) translate (5.796cm 7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9cm" svg:height="0.323cm" draw:transform="skewX (0.0155334303427495) rotate (-1.82334546955848) translate (6.123cm 10.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31cm" draw:transform="skewX (0.00296705972839036) rotate (-1.82334546955848) translate (4.376cm 11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28cm" draw:transform="skewX (0.00296705972839035) rotate (-1.82334546955848) translate (8.272cm 11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1cm" svg:height="0.326cm" draw:transform="skewX (0.00610865238198017) rotate (-1.82334546955848) translate (9.663cm 8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31cm" draw:transform="rotate (0.843168561638461) translate (3.843cm 7.0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32cm" svg:x="4.306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3cm" draw:transform="skewX (0.0090757121103705) rotate (0.843168561638461) translate (5.164cm 5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1cm" svg:height="0.335cm" draw:transform="skewX (0.00890117918517108) rotate (-2.59233753798718) translate (7.776cm 9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35cm" draw:transform="skewX (-0.0118682389135615) rotate (-2.59233753798718) translate (9.227cm 9.2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33cm" draw:transform="skewX (0.00296705972839028) rotate (0.843168561638461) translate (4.009cm 5.3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28cm" draw:transform="skewX (0.00610865238198012) rotate (-1.82334546955848) translate (9.005cm 6.8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3cm" draw:transform="rotate (-1.82334546955848) translate (10.325cm 9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6cm" svg:height="0.331cm" draw:transform="skewX (-0.0211184839491314) rotate (-1.82334546955848) translate (10.353cm 7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8cm" svg:height="0.33cm" draw:transform="skewX (-0.00907571211037056) rotate (-1.82334546955848) translate (10.091cm 5.2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3cm" svg:height="0.328cm" draw:transform="skewX (-0.00610865238198018) rotate (-1.82334546955848) translate (6.62cm 9.0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34cm" svg:height="3.636cm" svg:x="5.274cm" svg:y="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8cm" svg:height="0.332cm" draw:transform="skewX (0.0090757121103705) rotate (0.843168561638461) translate (6.833cm 8.4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021cm" svg:y1="8.386cm" svg:x2="8.718cm" svg:y2="6.182cm">
          <text:p/>
        </draw:line>
        <draw:custom-shape draw:style-name="gr7" draw:text-style-name="P1" draw:layer="layout" svg:width="5.384cm" svg:height="5.451cm" svg:x="4.386cm" svg:y="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02cm" svg:y1="8.386cm" svg:x2="6.803cm" svg:y2="10.191cm">
          <text:p/>
        </draw:line>
        <draw:frame draw:style-name="gr8" draw:text-style-name="P1" draw:layer="layout" svg:width="0.637cm" svg:height="0.467cm" svg:x="7.02cm" svg:y="9.0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629cm" svg:height="0.47cm" svg:x="7.556cm" svg:y="7.5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1" draw:layer="layout" svg:width="6.577cm" svg:height="6.611cm" svg:x="10.421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3cm" svg:height="0.332cm" draw:transform="skewX (-0.0090757121103704) rotate (-2.59233753798718) translate (15.228cm 10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8cm" svg:height="0.332cm" svg:x="12.049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2cm" svg:height="0.323cm" draw:transform="skewX (0.00610865238198012) rotate (-1.82334546955848) translate (14.351cm 6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2cm" svg:height="0.33cm" draw:transform="skewX (-0.0090757121103706) rotate (2.23384690962754) translate (12.667cm 6.7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27cm" draw:transform="skewX (-0.00610865238198011) rotate (-2.59233753798718) translate (15.888cm 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7cm" svg:height="0.328cm" svg:x="14.134cm" svg:y="1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28cm" draw:transform="skewX (-0.00610865238198012) rotate (-1.82334546955848) translate (15.812cm 5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8cm" draw:transform="skewX (0.0212930168743308) rotate (0.843168561638461) translate (12.028cm 8.3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5cm" svg:height="0.323cm" draw:transform="skewX (0.00314159265358982) rotate (2.23384690962754) translate (13.567cm 6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6cm" svg:height="0.333cm" draw:transform="skewX (0.00296705972839043) rotate (-2.59233753798718) translate (13.491cm 5.4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9cm" svg:height="0.33cm" svg:x="11.83cm" svg:y="6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5cm" svg:height="0.327cm" draw:transform="skewX (0.0122173047639603) rotate (-1.82334546955848) translate (11.062cm 8.6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6cm" svg:height="0.332cm" draw:transform="skewX (-0.0120427718387609) rotate (0.843168561638461) translate (13.12cm 6.8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4cm" svg:height="0.322cm" draw:transform="skewX (0.0279252680319093) rotate (-1.82334546955848) translate (14.857cm 6.0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1cm" svg:height="0.324cm" draw:transform="skewX (0.0308923277602996) rotate (-1.82334546955848) translate (15.89cm 7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8cm" svg:height="0.325cm" draw:transform="skewX (0.00610865238198014) rotate (-1.82334546955848) translate (16.612cm 9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324cm" draw:transform="skewX (0.00314159265358977) rotate (-1.82334546955848) translate (16.748cm 10.7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7cm" svg:height="0.324cm" draw:transform="skewX (0.00925024503556993) rotate (-1.82334546955848) translate (13.144cm 1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cm" svg:height="0.324cm" draw:transform="skewX (0.00925024503556994) rotate (-1.82334546955848) translate (12.856cm 7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8cm" svg:height="0.33cm" draw:transform="skewX (0.00296705972839032) rotate (-1.82334546955848) translate (14.97cm 9.4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cm" svg:height="0.327cm" draw:transform="skewX (-0.00925024503556995) rotate (-1.82334546955848) translate (11.612cm 7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6cm" svg:height="0.322cm" draw:transform="skewX (0.0155334303427495) rotate (-1.82334546955848) translate (12.323cm 10.1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25cm" draw:transform="skewX (0.0031415926535898) rotate (-1.82334546955848) translate (11.38cm 11.1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25cm" draw:transform="skewX (0.00314159265358978) rotate (-1.82334546955848) translate (15.337cm 10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29cm" draw:transform="skewX (-0.0122173047639603) rotate (-1.82334546955848) translate (15.996cm 9.3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29cm" draw:transform="skewX (0.00610865238198011) rotate (0.843168561638461) translate (10.53cm 7.4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33cm" svg:x="11.38cm" svg:y="9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7cm" svg:height="0.326cm" draw:transform="skewX (0.0122173047639602) rotate (0.843168561638461) translate (12.049cm 6.0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8cm" svg:height="0.332cm" draw:transform="rotate (-2.59233753798718) translate (13.914cm 9.7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27cm" draw:transform="rotate (-2.59233753798718) translate (14.915cm 8.5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6cm" svg:height="0.334cm" draw:transform="skewX (0.0179768912955416) rotate (0.843168561638461) translate (10.821cm 5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8cm" svg:height="0.325cm" draw:transform="skewX (-0.00925024503556992) rotate (-1.82334546955848) translate (15.228cm 7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32cm" draw:transform="skewX (-0.00907571211037051) rotate (-1.82334546955848) translate (16.218cm 8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29cm" draw:transform="skewX (-0.0122173047639603) rotate (-1.82334546955848) translate (16.834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25cm" draw:transform="skewX (-0.00925024503556991) rotate (-1.82334546955848) translate (16.777cm 6.0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9cm" svg:height="0.325cm" draw:transform="skewX (0.00314159265358978) rotate (-1.82334546955848) translate (13.144cm 8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19cm" svg:height="3.616cm" svg:x="11.877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8cm" draw:transform="skewX (0.00610865238198014) rotate (0.843168561638461) translate (13.427cm 8.4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615cm" svg:y1="8.369cm" svg:x2="15.303cm" svg:y2="6.177cm">
          <text:p/>
        </draw:line>
        <draw:custom-shape draw:style-name="gr7" draw:text-style-name="P1" draw:layer="layout" svg:width="5.356cm" svg:height="5.427cm" svg:x="10.993cm" svg:y="5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615cm" svg:y1="8.369cm" svg:x2="13.399cm" svg:y2="10.164cm">
          <text:p/>
        </draw:line>
        <draw:frame draw:style-name="gr8" draw:text-style-name="P1" draw:layer="layout" svg:width="0.634cm" svg:height="0.467cm" svg:x="13.614cm" svg:y="8.99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0.623cm" svg:height="0.467cm" svg:x="14.151cm" svg:y="7.54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draw:layer="layout" svg:width="6.611cm" svg:height="6.611cm" svg:x="16.99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33cm" svg:height="0.333cm" draw:transform="skewX (-0.00907571211037047) rotate (-2.59233753798718) translate (21.829cm 10.1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34cm" svg:x="18.015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2cm" svg:height="0.325cm" draw:transform="skewX (0.0153588974175501) rotate (-1.82334546955848) translate (20.64cm 6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9cm" svg:height="0.326cm" draw:transform="skewX (-0.0031415926535898) rotate (2.23384690962754) translate (17.876cm 6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35cm" draw:transform="skewX (0.0179768912955417) rotate (-2.59233753798718) translate (22.488cm 6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3cm" svg:x="21.38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29cm" draw:transform="skewX (-0.0242600766027212) rotate (-1.82334546955848) translate (21.72cm 5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9cm" svg:height="0.33cm" draw:transform="skewX (0.00610865238198011) rotate (0.843168561638461) translate (17.745cm 8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33cm" draw:transform="skewX (0.00593411945678076) rotate (2.23384690962754) translate (19.57cm 7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34cm" draw:transform="skewX (-0.0209439510239319) rotate (-2.59233753798718) translate (19.615cm 5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31cm" svg:x="17.269cm" svg:y="7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1cm" svg:height="0.332cm" draw:transform="skewX (-0.00296705972839026) rotate (0.843168561638461) translate (18.886cm 7.7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7cm" svg:height="0.327cm" draw:transform="skewX (-0.00314159265358977) rotate (-1.82334546955848) translate (21.456cm 6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27cm" draw:transform="skewX (0.00314159265358981) rotate (-1.82334546955848) translate (19.015cm 10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8cm" svg:height="0.325cm" draw:transform="skewX (0.00314159265358976) rotate (-1.82334546955848) translate (23.33cm 6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28cm" draw:transform="skewX (-0.00296705972839028) rotate (-1.82334546955848) translate (22.529cm 9.3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29cm" draw:transform="skewX (-0.0122173047639603) rotate (-1.82334546955848) translate (23.359cm 10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2cm" svg:height="0.325cm" draw:transform="skewX (0.0214675497995302) rotate (-1.82334546955848) translate (20.095cm 10.5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3cm" svg:height="0.328cm" draw:transform="skewX (-0.00296705972839032) rotate (-1.82334546955848) translate (20.502cm 5.9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1cm" svg:height="0.325cm" draw:transform="skewX (-0.0031415926535898) rotate (-1.82334546955848) translate (21.567cm 9.4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1cm" svg:height="0.329cm" draw:transform="skewX (-0.00907571211037048) rotate (-1.82334546955848) translate (17.674cm 9.3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1cm" svg:height="0.324cm" draw:transform="rotate (-1.82334546955848) translate (18.61cm 10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33cm" draw:transform="skewX (0.00296705972839031) rotate (-1.82334546955848) translate (17.962cm 11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1cm" svg:height="0.327cm" draw:transform="skewX (0.00610865238198018) rotate (-1.82334546955848) translate (20.905cm 9.7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1cm" svg:height="0.327cm" draw:transform="skewX (-0.00314159265358981) rotate (-1.82334546955848) translate (23.622cm 9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32cm" draw:transform="skewX (0.00610865238198011) rotate (0.843168561638461) translate (17.995cm 6.9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31cm" svg:x="19.094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cm" svg:height="0.327cm" draw:transform="skewX (0.0214675497995303) rotate (0.843168561638461) translate (19.101cm 6.3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4cm" svg:height="0.335cm" draw:transform="skewX (0.00593411945678074) rotate (-2.59233753798718) translate (20.154cm 11.4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3cm" svg:height="0.334cm" draw:transform="skewX (-0.0209439510239319) rotate (-2.59233753798718) translate (22.8cm 8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2cm" svg:height="0.33cm" draw:transform="skewX (0.00907571211037054) rotate (0.843168561638461) translate (17.4cm 5.5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29cm" svg:height="0.325cm" draw:transform="skewX (0.00314159265358978) rotate (-1.82334546955848) translate (21.372cm 8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27cm" draw:transform="rotate (-1.82334546955848) translate (21.99cm 7.6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33cm" svg:height="0.328cm" draw:transform="skewX (-0.0122173047639603) rotate (-1.82334546955848) translate (23.603cm 7.1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29cm" svg:height="0.329cm" draw:transform="skewX (-0.00907571211037048) rotate (-1.82334546955848) translate (23.252cm 5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3cm" svg:height="0.33cm" draw:transform="skewX (0.00296705972839039) rotate (-1.82334546955848) translate (19.827cm 9.3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33cm" svg:height="3.635cm" svg:x="18.463cm" svg:y="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9cm" svg:height="0.331cm" draw:transform="skewX (0.00296705972839023) rotate (0.843168561638461) translate (20.018cm 8.4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208cm" svg:y1="8.386cm" svg:x2="21.905cm" svg:y2="6.182cm">
          <text:p/>
        </draw:line>
        <draw:custom-shape draw:style-name="gr7" draw:text-style-name="P1" draw:layer="layout" svg:width="5.384cm" svg:height="5.451cm" svg:x="17.572cm" svg:y="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0.208cm" svg:y1="8.386cm" svg:x2="19.991cm" svg:y2="10.19cm">
          <text:p/>
        </draw:line>
        <draw:frame draw:style-name="gr8" draw:text-style-name="P1" draw:layer="layout" svg:width="0.635cm" svg:height="0.467cm" svg:x="20.21cm" svg:y="9.0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" draw:layer="layout" svg:width="0.627cm" svg:height="0.47cm" svg:x="20.745cm" svg:y="7.55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10T15:11:34.843056402</meta:creation-date>
    <dc:date>2016-03-29T13:16:46.604124814</dc:date>
    <dc:creator>Madan Lamichhane</dc:creator>
    <meta:editing-duration>PT14M35S</meta:editing-duration>
    <meta:editing-cycles>5</meta:editing-cycles>
    <meta:generator>LibreOffice/4.2.8.2$Linux_X86_64 LibreOffice_project/420m0$Build-2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sub>
      <mi>r</mi>
      <mi mathvariant="italic">cut</mi>
    </msub>
    <annotation encoding="StarMath 5.0">r_{ cut }</annotation>
  </semantics>
</math>
</file>

<file path=Object 2/content.xml><?xml version="1.0" encoding="utf-8"?>
<math xmlns="http://www.w3.org/1998/Math/MathML" display="block">
  <semantics>
    <msub>
      <mi>r</mi>
      <mi mathvariant="italic">list</mi>
    </msub>
    <annotation encoding="StarMath 5.0">r_{ list }</annotation>
  </semantics>
</math>
</file>

<file path=Object 3/content.xml><?xml version="1.0" encoding="utf-8"?>
<math xmlns="http://www.w3.org/1998/Math/MathML" display="block">
  <semantics>
    <msub>
      <mi>r</mi>
      <mi mathvariant="italic">cut</mi>
    </msub>
    <annotation encoding="StarMath 5.0">r_{ cut }</annotation>
  </semantics>
</math>
</file>

<file path=Object 4/content.xml><?xml version="1.0" encoding="utf-8"?>
<math xmlns="http://www.w3.org/1998/Math/MathML" display="block">
  <semantics>
    <msub>
      <mi>r</mi>
      <mi mathvariant="italic">list</mi>
    </msub>
    <annotation encoding="StarMath 5.0">r_{ list }</annotation>
  </semantics>
</math>
</file>

<file path=Object 5/content.xml><?xml version="1.0" encoding="utf-8"?>
<math xmlns="http://www.w3.org/1998/Math/MathML" display="block">
  <semantics>
    <msub>
      <mi>r</mi>
      <mi mathvariant="italic">cut</mi>
    </msub>
    <annotation encoding="StarMath 5.0">r_{ cut }</annotation>
  </semantics>
</math>
</file>

<file path=Object 6/content.xml><?xml version="1.0" encoding="utf-8"?>
<math xmlns="http://www.w3.org/1998/Math/MathML" display="block">
  <semantics>
    <msub>
      <mi>r</mi>
      <mi mathvariant="italic">list</mi>
    </msub>
    <annotation encoding="StarMath 5.0">r_{ list }</annotation>
  </semantics>
</math>
</file>